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91cm" fo:min-width="5.4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14cm" fo:min-width="4.2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68cm" fo:min-width="3.27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29cm" fo:min-width="4.85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56cm" fo:min-width="5.04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29cm" fo:min-width="3.3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56cm" fo:min-width="4.027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draw:fill="none" fo:min-height="5.6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9.398cm" svg:height="1.651cm" svg:x="10.906cm" svg:y="6.207cm">
          <text:p text:style-name="P1">Jframe: Ic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6.983cm" svg:height="0.962cm" svg:x="11.541cm" svg:y="1.762cm">
          <draw:text-box>
            <text:p>Graphics for Calculator</text:p>
          </draw:text-box>
        </draw:frame>
        <draw:custom-shape draw:style-name="gr3" draw:text-style-name="P1" xml:id="id3" draw:id="id3" draw:layer="layout" svg:width="4.953cm" svg:height="2.286cm" svg:x="2.905cm" svg:y="12.684cm">
          <text:p text:style-name="P1">Icon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34cm" svg:height="2.286cm" svg:x="12.43cm" svg:y="2.905cm">
          <text:p text:style-name="P1">calcg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5.588cm" svg:height="2.413cm" svg:x="18.399cm" svg:y="9.636cm">
          <text:p text:style-name="P1">MenuB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5.715cm" svg:height="1.778cm" svg:x="10.271cm" svg:y="13.192cm">
          <text:p text:style-name="P1">JTextPa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4.064cm" svg:height="2.413cm" svg:x="10.906cm" svg:y="16.621cm">
          <text:p text:style-name="P1">JtextField</text:p>
          <text:p text:style-name="P1">JtextArea</text:p>
          <text:p text:style-name="P3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4" draw:id="id4" draw:layer="layout" svg:width="4.699cm" svg:height="1.778cm" svg:x="7.477cm" svg:y="9.636cm">
          <text:p text:style-name="P1">JPa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2.938cm" svg:y1="16.621cm" svg:x2="13.128cm" svg:y2="14.97cm" draw:start-shape="id1" draw:start-glue-point="0" draw:end-shape="id2" draw:end-glue-point="2" svg:d="M12938 16621v-825h190v-826" svg:viewBox="0 0 191 1652">
          <text:p/>
        </draw:connector>
        <draw:connector draw:style-name="gr9" draw:text-style-name="P1" draw:layer="layout" svg:x1="5.381cm" svg:y1="12.684cm" svg:x2="9.826cm" svg:y2="11.414cm" draw:start-shape="id3" draw:start-glue-point="0" draw:end-shape="id4" draw:end-glue-point="2" svg:d="M5381 12684v-634h4445v-636" svg:viewBox="0 0 4446 1271">
          <text:p/>
        </draw:connector>
        <draw:connector draw:style-name="gr9" draw:text-style-name="P1" draw:layer="layout" svg:x1="13.128cm" svg:y1="13.192cm" svg:x2="9.826cm" svg:y2="11.414cm" draw:start-shape="id2" draw:start-glue-point="0" draw:end-shape="id4" draw:end-glue-point="2" svg:d="M13128 13192v-888h-3302v-890" svg:viewBox="0 0 3303 1779">
          <text:p/>
        </draw:connector>
        <draw:connector draw:style-name="gr9" draw:text-style-name="P1" draw:layer="layout" svg:x1="9.826cm" svg:y1="9.636cm" svg:x2="14.43cm" svg:y2="7.858cm" draw:start-shape="id4" draw:start-glue-point="0" draw:end-shape="id5" draw:end-glue-point="7" svg:d="M9826 9636v-889h4604v-889" svg:viewBox="0 0 4605 1779">
          <text:p/>
        </draw:connector>
        <draw:connector draw:style-name="gr9" draw:text-style-name="P1" draw:layer="layout" svg:x1="21.193cm" svg:y1="9.636cm" svg:x2="15.605cm" svg:y2="7.858cm" draw:start-shape="id6" draw:start-glue-point="0" draw:end-shape="id5" draw:end-glue-point="8" svg:d="M21193 9636v-889h-5588v-889" svg:viewBox="0 0 5589 1779">
          <text:p/>
        </draw:connector>
        <draw:frame draw:style-name="gr10" draw:text-style-name="P4" draw:layer="layout" svg:width="10.795cm" svg:height="5.939cm" svg:x="1.635cm" svg:y="1.538cm">
          <draw:text-box>
            <text:p>package com.rk98.calculator.calcImpl.gui;</text:p>
            <text:p/>
            <text:p>import java.awt.*;</text:p>
            <text:p>import javax.swing.*;</text:p>
            <text:p>import javax.swing.JPanel;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18:43:49.059661260</meta:creation-date>
    <dc:date>2020-08-01T21:44:53.995562143</dc:date>
    <meta:editing-duration>PT2H30M34S</meta:editing-duration>
    <meta:editing-cycles>1</meta:editing-cycles>
    <meta:document-statistic meta:object-count="14"/>
    <meta:generator>LibreOffice/6.4.2.2$Linux_X86_64 LibreOffice_project/40$Build-2</meta:generator>
  </office:meta>
</office:document-meta>
</file>